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" table:style-name="ta1">
        <table:shapes>
          <draw:frame draw:z-index="0" draw:style-name="gr1" draw:text-style-name="P1" svg:width="159.99mm" svg:height="89.99mm" svg:x="77.86mm" svg:y="1mm">
            <loext:p draw:notify-on-update-of-ranges="cameraslog_1.A1:cameraslog_1.A1 cameraslog_1.A2:cameraslog_1.A1001 cameraslog_1.B1:cameraslog_1.B1 cameraslog_1.B2:cameraslog_1.B1001 cameraslog_1.A1:cameraslog_1.A1 cameraslog_1.A2:cameraslog_1.A1001 cameraslog_1.C1:cameraslog_1.C1 cameraslog_1.C2:cameraslog_1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44936" calcext:value-type="float">
            <text:p>6,6449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76968" calcext:value-type="float">
            <text:p>7,176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70202" calcext:value-type="float">
            <text:p>7,7702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770202" calcext:value-type="float">
            <text:p>7,7702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70202" calcext:value-type="float">
            <text:p>7,7702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336741" calcext:value-type="float">
            <text:p>8,3367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996766" calcext:value-type="float">
            <text:p>8,9967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24615" calcext:value-type="float">
            <text:p>9,0246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01981" calcext:value-type="float">
            <text:p>9,5019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834169" calcext:value-type="float">
            <text:p>8,8341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184157" calcext:value-type="float">
            <text:p>8,1841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678937" calcext:value-type="float">
            <text:p>7,6789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331162" calcext:value-type="float">
            <text:p>8,3311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331162" calcext:value-type="float">
            <text:p>8,3311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003439" calcext:value-type="float">
            <text:p>9,0034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393532" calcext:value-type="float">
            <text:p>8,3935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393532" calcext:value-type="float">
            <text:p>8,3935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393532" calcext:value-type="float">
            <text:p>8,3935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922843" calcext:value-type="float">
            <text:p>7,9228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508266" calcext:value-type="float">
            <text:p>8,5082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192794" calcext:value-type="float">
            <text:p>9,1927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212841" calcext:value-type="float">
            <text:p>9,2128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212841" calcext:value-type="float">
            <text:p>9,2128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550581" calcext:value-type="float">
            <text:p>8,550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50581" calcext:value-type="float">
            <text:p>8,550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550581" calcext:value-type="float">
            <text:p>8,550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550581" calcext:value-type="float">
            <text:p>8,550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50581" calcext:value-type="float">
            <text:p>8,550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006388" calcext:value-type="float">
            <text:p>8,0063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032003" calcext:value-type="float">
            <text:p>8,0320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404703" calcext:value-type="float">
            <text:p>8,4047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778079" calcext:value-type="float">
            <text:p>7,7780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778079" calcext:value-type="float">
            <text:p>7,7780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778079" calcext:value-type="float">
            <text:p>7,7780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778079" calcext:value-type="float">
            <text:p>7,7780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444782" calcext:value-type="float">
            <text:p>8,4447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444782" calcext:value-type="float">
            <text:p>8,4447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444782" calcext:value-type="float">
            <text:p>8,4447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444782" calcext:value-type="float">
            <text:p>8,4447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793649" calcext:value-type="float">
            <text:p>7,7936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793649" calcext:value-type="float">
            <text:p>7,7936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793649" calcext:value-type="float">
            <text:p>7,7936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494469" calcext:value-type="float">
            <text:p>7,494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527838" calcext:value-type="float">
            <text:p>7,5278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070916" calcext:value-type="float">
            <text:p>8,070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070916" calcext:value-type="float">
            <text:p>8,070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537836" calcext:value-type="float">
            <text:p>7,537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537836" calcext:value-type="float">
            <text:p>7,537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537836" calcext:value-type="float">
            <text:p>7,537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537836" calcext:value-type="float">
            <text:p>7,537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537836" calcext:value-type="float">
            <text:p>7,537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537836" calcext:value-type="float">
            <text:p>7,537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537836" calcext:value-type="float">
            <text:p>7,537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849289" calcext:value-type="float">
            <text:p>7,849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849289" calcext:value-type="float">
            <text:p>7,849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849289" calcext:value-type="float">
            <text:p>7,849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849289" calcext:value-type="float">
            <text:p>7,849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869333" calcext:value-type="float">
            <text:p>7,86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869333" calcext:value-type="float">
            <text:p>7,86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869333" calcext:value-type="float">
            <text:p>7,86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869333" calcext:value-type="float">
            <text:p>7,86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869333" calcext:value-type="float">
            <text:p>7,86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869333" calcext:value-type="float">
            <text:p>7,86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869333" calcext:value-type="float">
            <text:p>7,86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869333" calcext:value-type="float">
            <text:p>7,86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869333" calcext:value-type="float">
            <text:p>7,86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869333" calcext:value-type="float">
            <text:p>7,86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869333" calcext:value-type="float">
            <text:p>7,86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869333" calcext:value-type="float">
            <text:p>7,86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325555" calcext:value-type="float">
            <text:p>8,3255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326674" calcext:value-type="float">
            <text:p>8,3266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326674" calcext:value-type="float">
            <text:p>8,3266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325575" calcext:value-type="float">
            <text:p>8,3255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325575" calcext:value-type="float">
            <text:p>8,3255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325575" calcext:value-type="float">
            <text:p>8,3255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254293" calcext:value-type="float">
            <text:p>8,2542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254293" calcext:value-type="float">
            <text:p>8,2542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254293" calcext:value-type="float">
            <text:p>8,2542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899431" calcext:value-type="float">
            <text:p>7,899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310637" calcext:value-type="float">
            <text:p>7,3106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152" calcext:value-type="float">
            <text:p>6,7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023994" calcext:value-type="float">
            <text:p>6,0239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400737" calcext:value-type="float">
            <text:p>5,400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887632" calcext:value-type="float">
            <text:p>4,8876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887632" calcext:value-type="float">
            <text:p>4,8876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887632" calcext:value-type="float">
            <text:p>4,8876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887632" calcext:value-type="float">
            <text:p>4,8876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887632" calcext:value-type="float">
            <text:p>4,8876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512718" calcext:value-type="float">
            <text:p>4,5127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512718" calcext:value-type="float">
            <text:p>4,5127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512718" calcext:value-type="float">
            <text:p>4,5127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512718" calcext:value-type="float">
            <text:p>4,5127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512718" calcext:value-type="float">
            <text:p>4,5127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919421" calcext:value-type="float">
            <text:p>3,919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50317" calcext:value-type="float">
            <text:p>3,50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50317" calcext:value-type="float">
            <text:p>3,50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50317" calcext:value-type="float">
            <text:p>3,50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179439" calcext:value-type="float">
            <text:p>3,179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195012" calcext:value-type="float">
            <text:p>3,195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759795" calcext:value-type="float">
            <text:p>2,759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759795" calcext:value-type="float">
            <text:p>2,759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47:44.708000000</dc:date>
    <meta:editing-duration>PT1M33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1.A1:cameraslog_1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1.B2:cameraslog_1.B1001" chart:label-cell-address="cameraslog_1.B1:cameraslog_1.B1" chart:class="chart:scatter">
            <chart:domain table:cell-range-address="cameraslog_1.A2:cameraslog_1.A1001"/>
            <chart:data-point chart:repeated="1000"/>
          </chart:series>
          <chart:series chart:style-name="ch8" chart:values-cell-range-address="cameraslog_1.C2:cameraslog_1.C1001" chart:label-cell-address="cameraslog_1.C1:cameraslog_1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1.B1:cameraslog_1.B1</svg:desc>
                </draw:g>
              </table:table-cell>
              <table:table-cell office:value-type="string">
                <text:p>number of cameras</text:p>
                <draw:g>
                  <svg:desc>cameraslog_1.C1:cameraslog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1.A2:cameraslog_1.A1001</svg:desc>
                </draw:g>
              </table:table-cell>
              <table:table-cell office:value-type="float" office:value="6.644936">
                <text:p>6.644936</text:p>
                <draw:g>
                  <svg:desc>cameraslog_1.B2:cameraslog_1.B1001</svg:desc>
                </draw:g>
              </table:table-cell>
              <table:table-cell office:value-type="float" office:value="9">
                <text:p>9</text:p>
                <draw:g>
                  <svg:desc>cameraslog_1.C2:cameraslog_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176968">
                <text:p>7.1769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770202">
                <text:p>7.7702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70202">
                <text:p>7.7702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770202">
                <text:p>7.7702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336741">
                <text:p>8.3367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996766">
                <text:p>8.9967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024615">
                <text:p>9.0246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01981">
                <text:p>9.5019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34169">
                <text:p>8.8341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184157">
                <text:p>8.1841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678937">
                <text:p>7.678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331162">
                <text:p>8.3311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331162">
                <text:p>8.3311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003439">
                <text:p>9.0034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393532">
                <text:p>8.3935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393532">
                <text:p>8.3935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393532">
                <text:p>8.3935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922843">
                <text:p>7.9228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508266">
                <text:p>8.5082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192794">
                <text:p>9.1927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212841">
                <text:p>9.2128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212841">
                <text:p>9.2128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550581">
                <text:p>8.5505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550581">
                <text:p>8.5505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550581">
                <text:p>8.5505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550581">
                <text:p>8.5505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550581">
                <text:p>8.5505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006388">
                <text:p>8.0063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032003">
                <text:p>8.0320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404703">
                <text:p>8.4047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778079">
                <text:p>7.7780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.778079">
                <text:p>7.7780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778079">
                <text:p>7.7780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778079">
                <text:p>7.7780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444782">
                <text:p>8.4447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444782">
                <text:p>8.4447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444782">
                <text:p>8.4447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444782">
                <text:p>8.4447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793649">
                <text:p>7.793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793649">
                <text:p>7.793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.793649">
                <text:p>7.793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.494469">
                <text:p>7.4944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.527838">
                <text:p>7.5278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070916">
                <text:p>8.070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070916">
                <text:p>8.070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537836">
                <text:p>7.537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537836">
                <text:p>7.537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537836">
                <text:p>7.537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537836">
                <text:p>7.537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537836">
                <text:p>7.537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537836">
                <text:p>7.537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537836">
                <text:p>7.537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849289">
                <text:p>7.849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849289">
                <text:p>7.849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849289">
                <text:p>7.849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849289">
                <text:p>7.849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869333">
                <text:p>7.86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869333">
                <text:p>7.86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869333">
                <text:p>7.86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869333">
                <text:p>7.86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869333">
                <text:p>7.86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869333">
                <text:p>7.86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869333">
                <text:p>7.86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869333">
                <text:p>7.86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869333">
                <text:p>7.86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869333">
                <text:p>7.86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869333">
                <text:p>7.86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869333">
                <text:p>7.86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325555">
                <text:p>8.3255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326674">
                <text:p>8.3266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326674">
                <text:p>8.3266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325575">
                <text:p>8.3255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325575">
                <text:p>8.3255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325575">
                <text:p>8.3255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254293">
                <text:p>8.254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254293">
                <text:p>8.254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254293">
                <text:p>8.254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899431">
                <text:p>7.8994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310637">
                <text:p>7.3106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7152">
                <text:p>6.7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023994">
                <text:p>6.0239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.400737">
                <text:p>5.400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887632">
                <text:p>4.8876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887632">
                <text:p>4.8876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.887632">
                <text:p>4.8876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.887632">
                <text:p>4.8876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.887632">
                <text:p>4.8876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.512718">
                <text:p>4.512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.512718">
                <text:p>4.512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.512718">
                <text:p>4.512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.512718">
                <text:p>4.512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.512718">
                <text:p>4.512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.919421">
                <text:p>3.91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.50317">
                <text:p>3.50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.50317">
                <text:p>3.50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.50317">
                <text:p>3.50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.179439">
                <text:p>3.179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.195012">
                <text:p>3.19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.759795">
                <text:p>2.759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759795">
                <text:p>2.759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